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CA"/>
    </style:style>
    <style:style style:name="P2" style:parent-style-name="Normal" style:family="paragraph">
      <style:text-properties fo:language="en" fo:country="CA"/>
    </style:style>
    <style:style style:name="P3" style:parent-style-name="ListParagraph" style:family="paragraph"/>
    <style:style style:name="T4" style:parent-style-name="DefaultParagraphFont" style:family="text">
      <style:text-properties fo:language="is" fo:country="IS"/>
    </style:style>
    <style:style style:name="T5" style:parent-style-name="DefaultParagraphFont" style:family="text">
      <style:text-properties fo:language="is" fo:country="IS"/>
    </style:style>
    <style:style style:name="T6" style:parent-style-name="DefaultParagraphFont" style:family="text">
      <style:text-properties fo:language="is" fo:country="IS"/>
    </style:style>
    <style:style style:name="T7" style:parent-style-name="DefaultParagraphFont" style:family="text">
      <style:text-properties fo:language="is" fo:country="IS"/>
    </style:style>
    <style:style style:name="T8" style:parent-style-name="DefaultParagraphFont" style:family="text">
      <style:text-properties fo:language="en" fo:country="CA"/>
    </style:style>
    <style:style style:name="P9" style:parent-style-name="ListParagraph" style:family="paragraph">
      <style:text-properties fo:language="en" fo:country="CA"/>
    </style:style>
    <style:style style:name="P10" style:parent-style-name="ListParagraph" style:family="paragraph"/>
    <style:style style:name="T11" style:parent-style-name="DefaultParagraphFont" style:family="text">
      <style:text-properties fo:language="is" fo:country="IS"/>
    </style:style>
    <style:style style:name="T12" style:parent-style-name="DefaultParagraphFont" style:family="text">
      <style:text-properties fo:language="is" fo:country="IS"/>
    </style:style>
    <style:style style:name="T13" style:parent-style-name="DefaultParagraphFont" style:family="text">
      <style:text-properties fo:language="en" fo:country="CA"/>
    </style:style>
    <style:style style:name="P14" style:parent-style-name="ListParagraph" style:family="paragraph"/>
    <style:style style:name="T15" style:parent-style-name="DefaultParagraphFont" style:family="text">
      <style:text-properties fo:language="en" fo:country="CA"/>
    </style:style>
    <style:style style:name="T16" style:parent-style-name="DefaultParagraphFont" style:family="text">
      <style:text-properties fo:language="is" fo:country="IS"/>
    </style:style>
    <style:style style:name="T17" style:parent-style-name="DefaultParagraphFont" style:family="text">
      <style:text-properties fo:language="is" fo:country="IS"/>
    </style:style>
    <style:style style:name="T18" style:parent-style-name="DefaultParagraphFont" style:family="text">
      <style:text-properties fo:language="en" fo:country="CA"/>
    </style:style>
    <style:style style:name="P19" style:parent-style-name="ListParagraph" style:family="paragraph">
      <style:text-properties fo:language="en" fo:country="CA"/>
    </style:style>
    <style:style style:name="P20" style:parent-style-name="ListParagraph" style:family="paragraph">
      <style:text-properties fo:language="en" fo:country="CA"/>
    </style:style>
    <style:style style:name="P21" style:parent-style-name="ListParagraph" style:family="paragraph"/>
    <style:style style:name="T22" style:parent-style-name="DefaultParagraphFont" style:family="text">
      <style:text-properties fo:language="en" fo:country="CA"/>
    </style:style>
    <style:style style:name="T23" style:parent-style-name="DefaultParagraphFont" style:family="text">
      <style:text-properties fo:language="is" fo:country="IS"/>
    </style:style>
    <style:style style:name="T24" style:parent-style-name="DefaultParagraphFont" style:family="text">
      <style:text-properties fo:language="is" fo:country="IS"/>
    </style:style>
    <style:style style:name="T25" style:parent-style-name="DefaultParagraphFont" style:family="text">
      <style:text-properties fo:language="en" fo:country="CA"/>
    </style:style>
    <style:style style:name="P26" style:parent-style-name="ListParagraph" style:family="paragraph">
      <style:paragraph-properties fo:line-height="150%"/>
    </style:style>
    <style:style style:name="T27" style:parent-style-name="DefaultParagraphFont" style:family="text">
      <style:text-properties fo:language="en" fo:country="CA"/>
    </style:style>
    <style:style style:name="T28" style:parent-style-name="DefaultParagraphFont" style:family="text">
      <style:text-properties fo:language="is" fo:country="IS"/>
    </style:style>
    <style:style style:name="T29" style:parent-style-name="DefaultParagraphFont" style:family="text">
      <style:text-properties fo:language="is" fo:country="IS"/>
    </style:style>
    <style:style style:name="T30" style:parent-style-name="DefaultParagraphFont" style:family="text">
      <style:text-properties fo:language="is" fo:country="IS"/>
    </style:style>
    <style:style style:name="P31" style:parent-style-name="ListParagraph" style:family="paragraph">
      <style:text-properties fo:language="en" fo:country="CA"/>
    </style:style>
    <style:style style:name="P32" style:parent-style-name="ListParagraph" style:family="paragraph">
      <style:text-properties fo:language="en" fo:country="CA"/>
    </style:style>
    <style:style style:name="P33" style:parent-style-name="ListParagraph" style:family="paragraph">
      <style:text-properties fo:language="en" fo:country="CA"/>
    </style:style>
    <style:style style:name="P34" style:parent-style-name="ListParagraph" style:family="paragraph">
      <style:text-properties fo:language="en" fo:country="CA"/>
    </style:style>
    <style:style style:name="P35" style:parent-style-name="ListParagraph" style:family="paragraph">
      <style:text-properties fo:language="en" fo:country="CA"/>
    </style:style>
    <style:style style:name="P36" style:parent-style-name="ListParagraph" style:family="paragraph">
      <style:text-properties fo:language="en" fo:country="CA"/>
    </style:style>
    <style:style style:name="P37" style:parent-style-name="ListParagraph" style:family="paragraph">
      <style:text-properties fo:language="en" fo:country="CA"/>
    </style:style>
    <style:style style:name="P38" style:parent-style-name="ListParagraph" style:family="paragraph">
      <style:text-properties fo:language="en" fo:country="CA"/>
    </style:style>
    <style:style style:name="P39" style:parent-style-name="ListParagraph" style:family="paragraph">
      <style:text-properties fo:language="en" fo:country="CA"/>
    </style:style>
    <style:style style:name="P40" style:parent-style-name="ListParagraph" style:family="paragraph">
      <style:text-properties fo:language="en" fo:country="CA"/>
    </style:style>
    <style:style style:name="P41" style:parent-style-name="ListParagraph" style:family="paragraph">
      <style:text-properties fo:language="en" fo:country="CA"/>
    </style:style>
    <style:style style:name="P42" style:parent-style-name="ListParagraph" style:family="paragraph">
      <style:text-properties fo:language="en" fo:country="CA"/>
    </style:style>
    <style:style style:name="P43" style:parent-style-name="ListParagraph" style:family="paragraph">
      <style:text-properties fo:language="en" fo:country="CA"/>
    </style:style>
    <style:style style:name="P44" style:parent-style-name="ListParagraph" style:family="paragraph">
      <style:text-properties fo:language="en" fo:country="CA"/>
    </style:style>
    <style:style style:name="P45" style:parent-style-name="ListParagraph" style:family="paragraph">
      <style:text-properties fo:language="en" fo:country="CA"/>
    </style:style>
    <style:style style:name="P46" style:parent-style-name="ListParagraph" style:family="paragraph">
      <style:text-properties fo:language="en" fo:country="CA"/>
    </style:style>
    <style:style style:name="P47" style:parent-style-name="ListParagraph" style:family="paragraph">
      <style:text-properties fo:language="en" fo:country="CA"/>
    </style:style>
    <style:style style:name="P48" style:parent-style-name="ListParagraph" style:family="paragraph">
      <style:text-properties fo:language="en" fo:country="CA"/>
    </style:style>
    <style:style style:name="P49" style:parent-style-name="ListParagraph" style:family="paragraph">
      <style:text-properties fo:language="en" fo:country="CA"/>
    </style:style>
    <style:style style:name="P50" style:parent-style-name="ListParagraph" style:family="paragraph">
      <style:text-properties fo:language="en" fo:country="CA"/>
    </style:style>
    <style:style style:name="P51" style:parent-style-name="ListParagraph" style:family="paragraph">
      <style:text-properties fo:language="en" fo:country="CA"/>
    </style:style>
    <style:style style:name="P52" style:parent-style-name="ListParagraph" style:family="paragraph">
      <style:text-properties fo:language="en" fo:country="CA"/>
    </style:style>
    <style:style style:name="P53" style:parent-style-name="ListParagraph" style:family="paragraph">
      <style:text-properties fo:language="en" fo:country="CA"/>
    </style:style>
    <style:style style:name="P54" style:parent-style-name="ListParagraph" style:family="paragraph">
      <style:text-properties fo:language="en" fo:country="CA"/>
    </style:style>
    <style:style style:name="P55" style:parent-style-name="ListParagraph" style:family="paragraph">
      <style:text-properties fo:language="en" fo:country="CA"/>
    </style:style>
    <style:style style:name="P56" style:parent-style-name="ListParagraph" style:family="paragraph">
      <style:text-properties fo:language="en" fo:country="CA"/>
    </style:style>
    <style:style style:name="P57" style:parent-style-name="ListParagraph" style:family="paragraph">
      <style:text-properties fo:language="en" fo:country="CA"/>
    </style:style>
    <style:style style:name="P58" style:parent-style-name="ListParagraph" style:family="paragraph"/>
    <style:style style:name="T59" style:parent-style-name="DefaultParagraphFont" style:family="text">
      <style:text-properties fo:language="en" fo:country="CA"/>
    </style:style>
    <style:style style:name="T60" style:parent-style-name="DefaultParagraphFont" style:family="text">
      <style:text-properties fo:language="is" fo:country="IS"/>
    </style:style>
    <style:style style:name="T61" style:parent-style-name="DefaultParagraphFont" style:family="text">
      <style:text-properties fo:language="en" fo:country="CA"/>
    </style:style>
    <style:style style:name="T62" style:parent-style-name="DefaultParagraphFont" style:family="text">
      <style:text-properties fo:language="en" fo:country="CA"/>
    </style:style>
    <style:style style:name="T63" style:parent-style-name="DefaultParagraphFont" style:family="text">
      <style:text-properties fo:language="en" fo:country="CA"/>
    </style:style>
  </office:automatic-styles>
  <office:body>
    <office:text text:use-soft-page-breaks="true">
      <text:p text:style-name="P1">Ho Chi Minh Vietnamese</text:p>
      <text:p text:style-name="P2">Elicitation 2023-11-17</text:p>
      <text:list text:style-name="LFO1" text:continue-numbering="true">
        <text:list-item>
          <text:p text:style-name="P3"><text:span text:style-name="T4">me</text:span><text:span text:style-name="T5">̰</text:span><text:span text:style-name="T6">a11koa13toi55</text:span><text:span text:style-name="T7"><text:tab/></text:span><text:span text:style-name="T8">‘my mother’</text:span></text:p>
        </text:list-item>
        <text:list-item>
          <text:p text:style-name="P9">an11koa13toi55<text:tab/>‘my older brother’</text:p>
        </text:list-item>
        <text:list-item>
          <text:p text:style-name="P10"><text:span text:style-name="T11">em55koa13toi55</text:span><text:span text:style-name="T12"><text:tab/>‘my younger brother</text:span><text:span text:style-name="T13">’</text:span></text:p>
        </text:list-item>
        <text:list-item>
          <text:p text:style-name="P14"><text:span text:style-name="T15">g</text:span><text:span text:style-name="T16">ɨ55te13koa13toi55</text:span><text:span text:style-name="T17"><text:tab/>‘my body</text:span><text:span text:style-name="T18">’</text:span></text:p>
        </text:list-item>
        <text:list-item>
          <text:p text:style-name="P19">tao55koa13toi55<text:tab/>‘my hair’</text:p>
        </text:list-item>
        <text:list-item>
          <text:p text:style-name="P20">meu31koa13toi55<text:tab/>‘my cat’</text:p>
        </text:list-item>
        <text:list-item>
          <text:p text:style-name="P21"><text:span text:style-name="T22">d</text:span><text:span text:style-name="T23">ʝo31hæm33stə33koa13toi55</text:span><text:span text:style-name="T24"><text:tab/>‘my hamster</text:span><text:span text:style-name="T25">’</text:span></text:p>
        </text:list-item>
        <text:list-item>
          <text:p text:style-name="P26"><text:span text:style-name="T27">w̥h</text:span><text:span text:style-name="T28">ɛ55koa13toi55</text:span><text:span text:style-name="T29"><text:tab/></text:span><text:span text:style-name="T30"><text:tab/>‚my flower‘</text:span></text:p>
        </text:list-item>
        <text:list-item>
          <text:p text:style-name="P31">wxɛ55koa13toi55<text:tab/><text:tab/>‘my department’</text:p>
        </text:list-item>
        <text:list-item>
          <text:p text:style-name="P32">ɓə̰ə̰15dʝə?koa13toi55<text:tab/><text:tab/>‘my lunch’</text:p>
        </text:list-item>
        <text:list-item>
          <text:p text:style-name="P33">ɲḭɛ̰51koa13toi55<text:tab/><text:tab/>‘my house’</text:p>
        </text:list-item>
        <text:list-item>
          <text:p text:style-name="P34">mḛa̰11ko̰a13ɓæ̰̃ŋ11<text:tab/><text:tab/>‘your mother’ (speaking to your friend)</text:p>
        </text:list-item>
        <text:list-item>
          <text:p text:style-name="P35">ɓæŋ11koa13ɓæŋ11<text:tab/><text:tab/>‘your mother’</text:p>
        </text:list-item>
        <text:list-item>
          <text:p text:style-name="P36">mea11koa13mai31<text:tab/><text:tab/>‘your mother’ (close/intimate friends<text:s/>with male or female)</text:p>
        </text:list-item>
      </text:list>
      <text:p text:style-name="P37">Comment: Closer than a close friend,<text:s/></text:p>
      <text:list text:style-name="LFO1" text:continue-numbering="true">
        <text:list-item>
          <text:p text:style-name="P38">mea11koa13mai31<text:tab/><text:tab/>‘your mother’ (really disrespectual if husband to wife, or wife to husband)</text:p>
        </text:list-item>
        <text:list-item>
          <text:p text:style-name="P39">mea11koa13ʔan55/33<text:tab/><text:tab/>‘your mother’ (formal, your friend is older and male)</text:p>
        </text:list-item>
        <text:list-item>
          <text:p text:style-name="P40">mea11koa13ʔan33ʔai35<text:tab/>‘his mother’</text:p>
        </text:list-item>
        <text:list-item>
          <text:p text:style-name="P41">mea11koa13ko55ai35<text:tab/><text:tab/>‘her mother’</text:p>
        </text:list-item>
        <text:list-item>
          <text:p text:style-name="P42">mea11koa13ʔai35da35<text:tab/><text:tab/>‘somebody’s mother.’</text:p>
        </text:list-item>
        <text:list-item>
          <text:p text:style-name="P43">mea11koa13dʝuŋ35doi55<text:tab/><text:tab/>‘our mother’<text:s/>(neutral, addressee is not in group) (exclusive)</text:p>
        </text:list-item>
        <text:list-item>
          <text:p text:style-name="P44">mea11koa13dʝuŋ35em55<text:tab/><text:tab/>‘our mother’ (speaker is younger than addressee) (exclusive)</text:p>
        </text:list-item>
        <text:list-item>
          <text:p text:style-name="P45">mea11koa13dʝuŋ35dæ55<text:tab/><text:tab/>‘our mother’ (addressee is in the group) (inclusive)</text:p>
        </text:list-item>
        <text:list-item>
          <text:p text:style-name="P46">mea11koa13ha̰11<text:tab/><text:tab/><text:tab/>‘their mother’</text:p>
        </text:list-item>
        <text:list-item>
          <text:p text:style-name="P47">mea11koa13k/gæk35bæŋ31<text:tab/><text:tab/>‘your (pl.) mother’ (addressees are friends)</text:p>
        </text:list-item>
        <text:list-item>
          <text:p text:style-name="P48">hai33ŋəi31tçæ<text:tab/>33<text:tab/><text:tab/>‘two fathers’</text:p>
        </text:list-item>
        <text:list-item>
          <text:p text:style-name="P49">hai33ŋəi31tçi11<text:tab/><text:tab/>‘two sisters’</text:p>
        </text:list-item>
        <text:list-item>
          <text:p text:style-name="P50">məi31ŋəi31tçi11<text:tab/><text:tab/>‘ten sisters’</text:p>
        </text:list-item>
        <text:list-item>
          <text:p text:style-name="P51">məi31tçai35dao35<text:tab/><text:tab/>‘ten apples’</text:p>
        </text:list-item>
        <text:list-item>
          <text:p text:style-name="P52">hai33goŋ33mak̚55<text:tab/><text:tab/>‘two eyes’</text:p>
        </text:list-item>
        <text:list-item>
          <text:p text:style-name="P53">hai33ŋon35taɪ33<text:tab/><text:tab/>‘two fingers’</text:p>
        </text:list-item>
        <text:list-item>
          <text:p text:style-name="P54">hai33ɓaŋ31taɪ33<text:tab/><text:tab/>‘two hands’</text:p>
        </text:list-item>
        <text:list-item>
          <text:p text:style-name="P55">hai33lo15tai:55<text:tab/><text:tab/>‘two ears’</text:p>
        </text:list-item>
        <text:list-item>
          <text:p text:style-name="P56">hai33tçʊŋ33mai31<text:tab/><text:tab/>‘two brows’</text:p>
        </text:list-item>
        <text:list-item>
          <text:p text:style-name="P57">mak̚5<text:tab/>‘eye’</text:p>
        </text:list-item>
        <text:list-item>
          <text:p text:style-name="P58"><text:span text:style-name="T59">hai33kan35ta</text:span><text:span text:style-name="T60">ɪ</text:span><text:span text:style-name="T61">33</text:span><text:span text:style-name="T62"><text:tab/></text:span><text:span text:style-name="T63"><text:tab/>‘’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/>
      <style:text-properties style:font-name-asian="Times New Roman" style:font-name-complex="Times New Roman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2F5496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style:font-name-complex="Times New Roman" fo:color="#1F3763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-asian="Times New Roman" style:font-name-complex="Times New Roman" fo:color="#2F5496" style:font-size-complex="13pt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style:font-style-complex="italic" fo:color="#000000" style:font-size-complex="9pt" fo:hyphenate="false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1F3763" style:font-size-complex="12pt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color="#000000" fo:font-size="16pt" style:font-size-asian="16pt" style:font-size-complex="16pt"/>
    </style:style>
    <style:style style:name="Subtitle" style:display-name="Subtitle" style:family="paragraph" style:parent-style-name="Normal" style:next-style-name="Normal">
      <style:paragraph-properties fo:text-align="center"/>
      <style:text-properties style:font-name-asian="Times New Roman" fo:color="#5A5A5A" fo:letter-spacing="0.0104in" fo:font-size="11pt" style:font-size-asian="11pt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 fo:font-size="11pt" style:font-size-asian="11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7479in" fo:margin-bottom="1in" fo:margin-right="0.7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am Tallman</meta:initial-creator>
    <dc:creator>Adam Tallman</dc:creator>
    <meta:creation-date>2023-11-17T13:20:00Z</meta:creation-date>
    <dc:date>2023-11-17T15:13:00Z</dc:date>
    <meta:template xlink:href="Normal.dotm" xlink:type="simple"/>
    <meta:editing-cycles>2</meta:editing-cycles>
    <meta:editing-duration>PT6780S</meta:editing-duration>
    <meta:document-statistic meta:page-count="1" meta:paragraph-count="3" meta:word-count="234" meta:character-count="1520" meta:row-count="10" meta:non-whitespace-character-count="1289"/>
  </office:meta>
</office:document-meta>
</file>